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56000002E5313CBE904355E81C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draw:fill="bitmap" draw:fill-image-name="Bitmap_20_2" draw:fit-to-size="false" style:shrink-to-fit="false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bitmap" draw:fill-image-name="Bitmap_20_2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Building Flatpak apps with BuildStream!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ilding Flatpak app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se flatpak-builder </text:p>
              </text:list-item>
              <text:list-item>
                <text:p>Use Flathub</text:p>
              </text:list-item>
              <text:list-item>
                <text:p>Use flatpak-dev-cli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...but you could use BuildStrea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It’s being used for SDK development</text:p>
              </text:list-item>
              <text:list-item>
                <text:p>It’s pluggable &amp; can produce any kind of output</text:p>
              </text:list-item>
              <text:list-item>
                <text:p>It scales</text:p>
              </text:list-item>
              <text:list-item>
                <text:p>You will be able to contribute improvements :-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NetSurf:</text:p>
              </text:list-item>
              <text:list-item>
                <text:p><text:s/><text:span text:style-name="T1"><text:a xlink:href="https://gitlab.com/BuildStream/buildstream-examples" xlink:type="simple">https://gitlab.com/BuildStream/buildstream-examples</text:a></text:span></text:p>
              </text:list-item>
              <text:list-item>
                <text:p/>
              </text:list-item>
              <text:list-item>
                <text:p>GNU Hello </text:p>
              </text:list-item>
              <text:list-item>
                <text:p><text:s text:c="2"/><text:span text:style-name="T1"><text:a xlink:href="https://gitlab.com/valentindavid/org.gnu.Hello/" xlink:type="simple">https://gitlab.com/valentindavid/org.gnu.Hello/</text:a></text:span></text:p>
              </text:list-item>
              <text:list-item>
                <text:p><text:span text:style-name="T1"/></text:p>
              </text:list-item>
              <text:list-item>
                <text:p><text:span text:style-name="T2">Tagcloud</text:span></text:p>
              </text:list-item>
              <text:list-item>
                <text:p><text:span text:style-name="T1"><text:s text:c="2"/></text:span><text:span text:style-name="T1"><text:a xlink:href="https://gitlab.com/samthursfield/tagcloud" xlink:type="simple">https://gitlab.com/samthursfield/tagcloud</text:a>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tail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oject structure</text:p>
                <text:p/>
              </text:list-item>
            </text:list>
            <text:list text:style-name="L3">
              <text:list-item>
                <text:list>
                  <text:list-item>
                    <text:p>project.conf</text:p>
                  </text:list-item>
                  <text:list-item>
                    <text:p>elements/</text:p>
                    <text:list>
                      <text:list-item>
                        <text:p>gnome-{platform,sdk}.bst</text:p>
                      </text:list-item>
                      <text:list-item>
                        <text:p>app dependencies</text:p>
                      </text:list-item>
                      <text:list-item>
                        <text:p>tagcloud.bst</text:p>
                      </text:list-item>
                      <text:list-item>
                        <text:p>flatpak-integration.bst (workaround <text:a xlink:href="https://gitlab.com/BuildStream/bst-external/issues/10" xlink:type="simple">bst-external issue #10</text:a>)</text:p>
                      </text:list-item>
                      <text:list-item>
                        <text:p>flatpak-*.bst</text:p>
                        <text:list>
                          <text:list-item>
                            <text:p>metadata follows <text:a xlink:href="http://docs.flatpak.org/en/latest/manifests.html" xlink:type="simple">http://docs.flatpak.org/en/latest/manifests.html</text:a></text:p>
                          </text:list-item>
                        </text:list>
                      </text:list-item>
                    </text:list>
                  </text:list-item>
                  <text:list-item>
                    <text:p>deploy.sh</text:p>
                  </text:list-item>
                </text:list>
              </text:list-item>
            </text:list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cal build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bst build tagcloud-flatpak.bst</text:span></text:p>
              </text:list-item>
              <text:list-item>
                <text:p><text:span text:style-name="T3">./deploy.sh</text:span></text:p>
              </text:list-item>
              <text:list-item>
                <text:p><text:span text:style-name="T3">flatpak run uk.me.afuera.Tagcloud</text:span></text:p>
              </text:list-item>
              <text:list-item>
                <text:p/>
              </text:list-item>
              <text:list-item>
                <text:p>Cycle time of about 30 seconds</text:p>
              </text:list-item>
              <text:list-item>
                <text:p>~/.cache/buildstream about 7.1GB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tomated builds</text:p>
          </draw:text-box>
        </draw:frame>
        <draw:frame presentation:style-name="pr8" draw:text-style-name="P3" draw:layer="layout" svg:width="25.5cm" svg:height="13cm" svg:x="0.8cm" svg:y="5.1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tomated build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GitLab CI has a cache</text:p>
              </text:list-item>
              <text:list-item>
                <text:p><text:s text:c="3"/>… but it only scales to 1 or 2 GB of data</text:p>
              </text:list-item>
              <text:list-item>
                <text:p><text:s text:c="3"/>… and it loses your xattrs and breaks OSTree</text:p>
              </text:list-item>
              <text:list-item>
                <text:p/>
              </text:list-item>
              <text:list-item>
                <text:p>Current solution:</text:p>
              </text:list-item>
            </text:list>
            <text:list text:style-name="L3">
              <text:list-item>
                <text:p><text:s/>GitLab caches ~/.cache/buildstream/source</text:p>
              </text:list-item>
              <text:list-item>
                <text:p><text:s/>CI builds take about 20 mins </text:p>
              </text:list-item>
              <text:list-item>
                <text:p><text:s/>BuildStream artifact cache for build results...</text:p>
                <text:p><text:s/>no timings due to <text:s/><text:a xlink:href="https://gitlab.com/BuildStream/buildstream/issues/460" xlink:type="simple">buildstream issue #460</text:a></text:p>
                <text:p/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 environ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Add test dependencies to a separate element</text:p>
              </text:list-item>
              <text:list-item>
                <text:p>and run tests inside `bst shell`</text:p>
              </text:list-item>
              <text:list-item>
                <text:p/>
              </text:list-item>
              <text:list-item>
                <text:p>This can also be used to run the app from the source tree for fast cycle time, debugging, etc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blish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No Flathub :-(</text:p>
              </text:list-item>
              <text:list-item>
                <text:p/>
              </text:list-item>
              <text:list-item>
                <text:p>Need to host your own OSTree rep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20100000556000002E5313CBE904355E8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12:21:40.923228971</meta:creation-date>
    <meta:editing-duration>PT3H35M51S</meta:editing-duration>
    <meta:editing-cycles>29</meta:editing-cycles>
    <meta:generator>LibreOffice/5.4.7.2$Linux_X86_64 LibreOffice_project/40$Build-2</meta:generator>
    <dc:date>2018-07-07T13:36:05.800624774</dc:date>
    <meta:document-statistic meta:object-count="7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